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4" table:style-name="ce2" office:value-type="string" calcext:value-type="string">
            <text:p>test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3" table:style-name="ce2" office:value-type="string" calcext:value-type="string">
            <text:p>coif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ce2" office:value-type="string" calcext:value-type="string">
            <text:p>en1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office:value-type="string" calcext:value-type="string">
            <text:p>pré</text:p>
          </table:table-cell>
          <table:table-cell table:style-name="ce2" office:value-type="string" calcext:value-type="string">
            <text:p>pr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3" table:style-name="ce2" office:value-type="string" calcext:value-type="string">
            <text:p>chev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office:value-type="string" calcext:value-type="string">
            <text:p>parti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table:style-name="ce2" office:value-type="string" calcext:value-type="string">
            <text:p>ra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3" table:style-name="ce2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3" table:style-name="ce2" office:value-type="string" calcext:value-type="string">
            <text:p>to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office:value-type="string" calcext:value-type="string">
            <text:p>vif</text:p>
          </table:table-cell>
          <table:table-cell table:style-name="ce2" office:value-type="string" calcext:value-type="string">
            <text:p>vif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3" table:style-name="ce2" office:value-type="string" calcext:value-type="string">
            <text:p>pöe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3" table:style-name="ce2" office:value-type="string" calcext:value-type="string">
            <text:p>esm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3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3" table:style-name="ce2" office:value-type="string" calcext:value-type="string">
            <text:p>gemé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3" table:style-name="ce2" office:value-type="string" calcext:value-type="string">
            <text:p>fierabras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3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|que3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4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3" table:style-name="ce2" office:value-type="string" calcext:value-type="string">
            <text:p>asse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3" table:style-name="ce2" office:value-type="string" calcext:value-type="string">
            <text:p>gait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office:value-type="string" calcext:value-type="string">
            <text:p>descovrir</text:p>
          </table:table-cell>
          <table:table-cell table:style-name="ce2" office:value-type="string" calcext:value-type="string">
            <text:p>descovr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office:value-type="string" calcext:value-type="string">
            <text:p>apercevoir</text:p>
          </table:table-cell>
          <table:table-cell table:style-name="ce2" office:value-type="string" calcext:value-type="string">
            <text:p>aperce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3" table:style-name="ce2" office:value-type="string" calcext:value-type="string">
            <text:p>avis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office:value-type="string" calcext:value-type="string">
            <text:p>retraire</text:p>
          </table:table-cell>
          <table:table-cell table:style-name="ce2" office:value-type="string" calcext:value-type="string">
            <text:p>retraire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office:value-type="string" calcext:value-type="string">
            <text:p>letré1</text:p>
          </table:table-cell>
          <table:table-cell table:style-name="ce2" office:value-type="string" calcext:value-type="string">
            <text:p>letré1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office:value-type="string" calcext:value-type="string">
            <text:p>desor</text:p>
          </table:table-cell>
          <table:table-cell table:style-name="ce2" office:value-type="string" calcext:value-type="string">
            <text:p>deso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3" table:style-name="ce2" office:value-type="string" calcext:value-type="string">
            <text:p>mame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table:style-name="ce2" office:value-type="string" calcext:value-type="string">
            <text:p>coup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office:value-type="string" calcext:value-type="string">
            <text:p>hauberc</text:p>
          </table:table-cell>
          <table:table-cell table:style-name="ce2" office:value-type="string" calcext:value-type="string">
            <text:p>hauber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3" table:style-name="ce2" office:value-type="string" calcext:value-type="string">
            <text:p>desroi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table:style-name="ce2" office:value-type="string" calcext:value-type="string">
            <text:p>liier3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office:value-type="string" calcext:value-type="string">
            <text:p>detrenchier</text:p>
          </table:table-cell>
          <table:table-cell table:style-name="ce2" office:value-type="string" calcext:value-type="string">
            <text:p>detrench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3"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office:value-type="string" calcext:value-type="string">
            <text:p>apoiier</text:p>
          </table:table-cell>
          <table:table-cell table:style-name="ce2" office:value-type="string" calcext:value-type="string">
            <text:p>apoii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3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table:style-name="ce2" office:value-type="string" calcext:value-type="string">
            <text:p>iri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office:value-type="string" calcext:value-type="string">
            <text:p>brant1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3" table:style-name="ce2" office:value-type="string" calcext:value-type="string">
            <text:p>bot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ce2" office:value-type="string" calcext:value-type="string">
            <text:p>flanc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office:value-type="string" calcext:value-type="string">
            <text:p>senestre</text:p>
          </table:table-cell>
          <table:table-cell table:style-name="ce2" office:value-type="string" calcext:value-type="string">
            <text:p>senestre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table:style-name="ce2" office:value-type="string" calcext:value-type="string">
            <text:p>col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3" table:style-name="ce2" office:value-type="string" calcext:value-type="string">
            <text:p>dusqu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3" table:style-name="ce2" office:value-type="string" calcext:value-type="string">
            <text:p>mi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3"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table:style-name="ce2" office:value-type="string" calcext:value-type="string">
            <text:p>trenchier1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table:style-name="ce2" office:value-type="string" calcext:value-type="string">
            <text:p>cop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office:value-type="string" calcext:value-type="string">
            <text:p>böel</text:p>
          </table:table-cell>
          <table:table-cell table:style-name="ce2" office:value-type="string" calcext:value-type="string">
            <text:p>böe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office:value-type="string" calcext:value-type="string">
            <text:p>hors</text:p>
          </table:table-cell>
          <table:table-cell table:style-name="ce2" office:value-type="string" calcext:value-type="string">
            <text:p>hors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office:value-type="string" calcext:value-type="string">
            <text:p>voler</text:p>
          </table:table-cell>
          <table:table-cell table:style-name="ce2" office:value-type="string" calcext:value-type="string">
            <text:p>vole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maumetre</text:p>
          </table:table-cell>
          <table:table-cell table:style-name="Default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3" table:style-name="Default"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3" table:style-name="Default"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3" table:style-name="Default"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3" table:style-name="Default"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trinité</text:p>
          </table:table-cell>
          <table:table-cell table:style-name="Default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3" table:style-name="Default" office:value-type="string" calcext:value-type="string">
            <text:p>bon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3" table:style-name="Default" office:value-type="string" calcext:value-type="string">
            <text:p>dieu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3"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3" table:style-name="Default"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lëauté</text:p>
          </table:table-cell>
          <table:table-cell table:style-name="Default" office:value-type="string" calcext:value-type="string">
            <text:p>lëau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3" table:style-name="Default"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3" table:style-name="Default"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3" table:style-name="Default" office:value-type="string" calcext:value-type="string">
            <text:p>d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relique</text:p>
          </table:table-cell>
          <table:table-cell table:style-name="Default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3" table:style-name="Default"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3" table:style-name="Default"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3" table:style-name="Default"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office:value-type="string" calcext:value-type="string">
            <text:p>plorer</text:p>
          </table:table-cell>
          <table:table-cell table:style-name="Default" office:value-type="string" calcext:value-type="string">
            <text:p>plorer</text:p>
          </table:table-cell>
          <table:table-cell table:style-name="ce3"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3"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intre</text:p>
          </table:table-cell>
          <table:table-cell table:style-name="Default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3" table:style-name="Default"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3" table:style-name="Default"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table:style-name="Default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poi</text:p>
          </table:table-cell>
          <table:table-cell table:style-name="Default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blïaut</text:p>
          </table:table-cell>
          <table:table-cell table:style-name="Default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bender</text:p>
          </table:table-cell>
          <table:table-cell table:style-name="Default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3" table:style-name="Default"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reprover</text:p>
          </table:table-cell>
          <table:table-cell table:style-name="Default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3" table:style-name="Default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3" table:style-name="Default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3" table:style-name="Default"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3" table:style-name="ce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3" table:style-name="ce4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3" table:style-name="Default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umelité</text:p>
          </table:table-cell>
          <table:table-cell table:style-name="Default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crever</text:p>
          </table:table-cell>
          <table:table-cell table:style-name="Default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abriver</text:p>
          </table:table-cell>
          <table:table-cell table:style-name="Default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3" table:style-name="Default" office:value-type="string" calcext:value-type="string">
            <text:p>ares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3" table:style-name="Default"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3" table:style-name="ce3" office:value-type="string" calcext:value-type="string">
            <text:p>en1+le|es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3" table:style-name="Default"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3" table:style-name="Default"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3" table:style-name="Default"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3" table:style-name="Default"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3" table:style-name="Default"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tel</text:p>
          </table:table-cell>
          <table:table-cell table:style-name="Default" office:value-type="string" calcext:value-type="string">
            <text:p>tel 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3" table:style-name="Default"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3" table:style-name="ce3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3" table:style-name="Default"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3" table:style-name="Default"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chargier</text:p>
          </table:table-cell>
          <table:table-cell table:style-name="Default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3" table:style-name="Default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3"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planter</text:p>
          </table:table-cell>
          <table:table-cell table:style-name="Default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3" table:style-name="ce3"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3" table:style-name="Default"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3" table:style-name="Default"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3" table:style-name="Default"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table:style-name="Default" office:value-type="string" calcext:value-type="string">
            <text:p>franc1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3" table:style-name="Default"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bonté</text:p>
          </table:table-cell>
          <table:table-cell table:style-name="Default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3" table:style-name="Default"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3" table:style-name="Default"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3" table:style-name="Default"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3" table:style-name="Default"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3"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3" table:style-name="ce4" office:value-type="string" calcext:value-type="string">
            <text:p>aig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3" table:style-name="ce4" office:value-type="string" calcext:value-type="string">
            <text:p>mor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3" table:style-name="Default" office:value-type="string" calcext:value-type="string">
            <text:p>m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3" table:style-name="Default"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3" table:style-name="Default"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3" table:style-name="ce4"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3" table:style-name="Default"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table:style-name="ce3" office:value-type="string" calcext:value-type="string">
            <text:p>Fl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3" table:style-name="Default"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3"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3" table:style-name="Default"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3" table:style-name="Default"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3" table:style-name="ce2"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inçois</text:p>
          </table:table-cell>
          <table:table-cell table:style-name="Default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3" table:style-name="Default"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3" table:style-name="Default"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3" table:style-name="Default"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3" table:style-name="Default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livrer</text:p>
          </table:table-cell>
          <table:table-cell table:style-name="Default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demener</text:p>
          </table:table-cell>
          <table:table-cell table:style-name="Default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3" table:style-name="Default"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3" table:style-name="Default"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3" table:style-name="ce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3" table:style-name="Default"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3" table:style-name="Default"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3"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3" table:style-name="Default"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3" table:style-name="Default"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chaisne</text:p>
          </table:table-cell>
          <table:table-cell table:style-name="Default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3" table:style-name="Default"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3" table:style-name="ce3"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3" table:style-name="Default"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alumer</text:p>
          </table:table-cell>
          <table:table-cell table:style-name="Default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3" table:style-name="Default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3" table:style-name="Default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3" table:style-name="Default"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desfermer</text:p>
          </table:table-cell>
          <table:table-cell table:style-name="Default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3" table:style-name="Default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3"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3" table:style-name="Default"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office:value-type="string" calcext:value-type="string">
            <text:p>paver</text:p>
          </table:table-cell>
          <table:table-cell table:style-name="Default" office:value-type="string" calcext:value-type="string">
            <text:p>pav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3" table:style-name="Default"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combler</text:p>
          </table:table-cell>
          <table:table-cell table:style-name="Default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3" table:style-name="Default" office:value-type="string" calcext:value-type="string">
            <text:p>gui 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3" table:style-name="ce4" office:value-type="string" calcext:value-type="string">
            <text:p>burgo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3" table:style-name="Default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3" table:style-name="Default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3" table:style-name="Default"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3" table:style-name="ce4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office:value-type="string" calcext:value-type="string">
            <text:p>dorer</text:p>
          </table:table-cell>
          <table:table-cell table:style-name="Default" office:value-type="string" calcext:value-type="string">
            <text:p>dor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3"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table:style-name="Default"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l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jesir</text:p>
          </table:table-cell>
          <table:table-cell table:style-name="Default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flanc</text:p>
          </table:table-cell>
          <table:table-cell table:style-name="Default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saisir</text:p>
          </table:table-cell>
          <table:table-cell table:style-name="Default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3" table:style-name="Default"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3"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3" table:style-name="Default"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4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3" table:style-name="Default"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3" table:style-name="ce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lonc</text:p>
          </table:table-cell>
          <table:table-cell table:style-name="Default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3" table:style-name="ce3"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acorre</text:p>
          </table:table-cell>
          <table:table-cell table:style-name="Default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3" table:style-name="Default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escheveler</text:p>
          </table:table-cell>
          <table:table-cell table:style-name="Default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3" table:style-name="Default"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torner</text:p>
          </table:table-cell>
          <table:table-cell table:style-name="Default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3" table:style-name="Default"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3" table:style-name="Default"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gonder</text:p>
          </table:table-cell>
          <table:table-cell table:style-name="Default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3" table:style-name="ce4" office:value-type="string" calcext:value-type="string">
            <text:p>gui 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3" table:style-name="ce4" office:value-type="string" calcext:value-type="string">
            <text:p>burgo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3" table:style-name="Default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escouter</text:p>
          </table:table-cell>
          <table:table-cell table:style-name="Default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3"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taire</text:p>
          </table:table-cell>
          <table:table-cell table:style-name="Default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3" table:style-name="Default"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3" table:style-name="Default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table:style-name="Default"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3" table:style-name="Default"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3" table:style-name="Default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chandoile</text:p>
          </table:table-cell>
          <table:table-cell table:style-name="Default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3" table:style-name="Default"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3" table:style-name="Default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3" table:style-name="Default"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3" table:style-name="Default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table:style-name="Default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sauver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3" table:style-name="ce4" office:value-type="string" calcext:value-type="string">
            <text:p>gui 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conter</text:p>
          </table:table-cell>
          <table:table-cell table:style-name="Default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3" table:style-name="Default"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office:value-type="string" calcext:value-type="string">
            <text:p>saler</text:p>
          </table:table-cell>
          <table:table-cell table:style-name="Default" office:value-type="string" calcext:value-type="string">
            <text:p>sal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table:style-name="Default" office:value-type="string" calcext:value-type="string">
            <text:p>coi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3"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dur</text:p>
          </table:table-cell>
          <table:table-cell table:style-name="Default" office:value-type="string" calcext:value-type="string">
            <text:p>dur 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icest</text:p>
          </table:table-cell>
          <table:table-cell table:style-name="Default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restorer</text:p>
          </table:table-cell>
          <table:table-cell table:style-name="Default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aloir</text:p>
          </table:table-cell>
          <table:table-cell table:style-name="Default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3" table:style-name="Default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3" table:style-name="Default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3"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agreer</text:p>
          </table:table-cell>
          <table:table-cell table:style-name="Default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3" table:style-name="Default"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corrocier</text:p>
          </table:table-cell>
          <table:table-cell table:style-name="Default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3" table:style-name="Default"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nobíle</text:p>
          </table:table-cell>
          <table:table-cell table:style-name="Default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crüauté</text:p>
          </table:table-cell>
          <table:table-cell table:style-name="Default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prisier</text:p>
          </table:table-cell>
          <table:table-cell table:style-name="Default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3" table:style-name="Default"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vassal</text:p>
          </table:table-cell>
          <table:table-cell table:style-name="Default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3" table:style-name="Default"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3" table:style-name="ce4" office:value-type="string" calcext:value-type="string">
            <text:p>peregor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3" table:style-name="Default"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3" table:style-name="ce4"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3" table:style-name="Default"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adober</text:p>
          </table:table-cell>
          <table:table-cell table:style-name="Default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3" table:style-name="Default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ssez</text:p>
          </table:table-cell>
          <table:table-cell table:style-name="Default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3" table:style-name="Default"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3" table:style-name="Default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3"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3" table:style-name="Default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3" table:style-name="Default"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3" table:style-name="ce2"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3" table:style-name="ce3"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3" table:style-name="Default"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3"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3"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3" table:style-name="Default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3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3" table:style-name="Default"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3" table:style-name="Default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table:style-name="Default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3" table:style-name="Default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3"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table:style-name="Default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3" table:style-name="ce3"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3" table:style-name="Default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3" table:style-name="Default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3" table:style-name="Default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mien</text:p>
          </table:table-cell>
          <table:table-cell table:style-name="Default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savoir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3" table:style-name="Default"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3" table:style-name="Default"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table:style-name="Default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3" table:style-name="Default" office:value-type="string" calcext:value-type="string">
            <text:p>coi2</text:p>
          </table:table-cell>
          <table:table-cell table:style-name="ce3"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3" table:style-name="Default"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3" table:style-name="Default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3" table:style-name="Default"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table:style-name="ce2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3" table:style-name="Default" office:value-type="string" calcext:value-type="string">
            <text:p>pomelé2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3" table:style-name="Default"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table:style-name="Default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3" table:style-name="Default"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3" table:style-name="Default"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3" table:style-name="Default"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3" table:style-name="Default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3"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3" table:style-name="Default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3" table:style-name="Default"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3" table:style-name="Default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table:style-name="Default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3" table:style-name="Default"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3" table:style-name="Default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3" table:style-name="Default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3" table:style-name="Default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table:style-name="ce3" office:value-type="string" calcext:value-type="string">
            <text:p>ADVgen.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3" table:style-name="Default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querre</text:p>
          </table:table-cell>
          <table:table-cell table:style-name="Default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3" table:style-name="Default"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3" table:style-name="Default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3" table:style-name="Default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3" table:style-name="Default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vavassor</text:p>
          </table:table-cell>
          <table:table-cell table:style-name="Default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graignor</text:p>
          </table:table-cell>
          <table:table-cell table:style-name="Default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3" table:style-name="Default"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3" table:style-name="Default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3" table:style-name="ce4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3" table:style-name="ce4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3" table:style-name="Default"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3" table:style-name="Default"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3" table:style-name="Default"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3"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table:style-name="Default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3" table:style-name="Default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chëoir</text:p>
          </table:table-cell>
          <table:table-cell table:style-name="Default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3" table:style-name="Default"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3" table:style-name="Default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table:style-name="ce4"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3" table:style-name="ce4"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3" table:style-name="ce3"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3" table:style-name="ce4" office:value-type="string" calcext:value-type="string">
            <text:p>g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3" table:style-name="Default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nul</text:p>
          </table:table-cell>
          <table:table-cell table:style-name="Default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table:style-name="Default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3" table:style-name="ce3" office:value-type="string" calcext:value-type="string">
            <text:p>aler <text:s/>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3" table:style-name="Default"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3" table:style-name="Default"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3" table:style-name="Default"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table:style-name="Default"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refuser</text:p>
          </table:table-cell>
          <table:table-cell table:style-name="Default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3" table:style-name="Default"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vilain</text:p>
          </table:table-cell>
          <table:table-cell table:style-name="Default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3" table:style-name="ce3" office:value-type="string" calcext:value-type="string">
            <text:p>pie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3:21:15.666226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4T13:25:08.982966786</dc:date>
    <meta:editing-duration>P2DT4H42M31S</meta:editing-duration>
    <meta:editing-cycles>624</meta:editing-cycles>
    <meta:generator>LibreOffice/5.1.6.2$Linux_X86_64 LibreOffice_project/10m0$Build-2</meta:generator>
    <meta:document-statistic meta:table-count="1" meta:cell-count="14522" meta:object-count="0"/>
  </office:meta>
</office:document-meta>
</file>